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60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2cee0e"/>
    </style:style>
    <style:style style:name="T43" style:family="text">
      <style:text-properties fo:color="#996633"/>
    </style:style>
    <style:style style:name="T44" style:family="text">
      <style:text-properties fo:color="#ffff00"/>
    </style:style>
    <style:style style:name="T45"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1">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 ایسکی رم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 ثنائی مرموز عشری</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margin: high [low] state noise margin</text:p>
          </table:table-cell>
          <table:table-cell office:value-type="string" calcext:value-type="string">
            <text:p>بلند [پست] حال شور کی گنجائش</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1">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table:style-name="ce164" office:value-type="string" calcext:value-type="string">
            <text:p>طریقہ کار، طریق ، <text:span text:style-name="T42">معمولہ</text:span></text:p>
          </table:table-cell>
          <table:table-cell table:number-columns-repeated="1022"/>
        </table:table-row>
        <table:table-row table:style-name="ro1">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1">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ub catagory]</text:p>
          </table:table-cell>
          <table:table-cell office:value-type="string" calcext:value-type="string">
            <text:p>ذیلی، تحت، [تحت قسم]</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blimation</text:p>
          </table:table-cell>
          <table:table-cell office:value-type="string" calcext:value-type="string">
            <text:p>تصعید</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5">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67">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4T11:53:31.465715375</dc:date>
    <meta:editing-duration>P118DT1H23M27S</meta:editing-duration>
    <meta:editing-cycles>5085</meta:editing-cycles>
    <meta:generator>LibreOffice/7.3.7.2$Linux_X86_64 LibreOffice_project/30$Build-2</meta:generator>
    <meta:document-statistic meta:table-count="9" meta:cell-count="77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